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438A976BA87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5.304cm" table:align="left"/>
    </style:style>
    <style:style style:name="Tabla1.A" style:family="table-column">
      <style:table-column-properties style:column-width="3.104cm"/>
    </style:style>
    <style:style style:name="Tabla1.B" style:family="table-column">
      <style:table-column-properties style:column-width="4.274cm"/>
    </style:style>
    <style:style style:name="Tabla1.C" style:family="table-column">
      <style:table-column-properties style:column-width="7.925cm"/>
    </style:style>
    <style:style style:name="Tabla1.A1" style:family="table-cell">
      <style:table-cell-properties style:vertical-align="middle" fo:padding="0.049cm" fo:border="0.05pt solid #000000"/>
    </style:style>
    <style:style style:name="P1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officeooo:paragraph-rsid="0003ce4a"/>
    </style:style>
    <style:style style:name="P2" style:family="paragraph" style:parent-style-name="Horizontal_20_Line">
      <style:paragraph-properties fo:margin-top="0cm" fo:margin-bottom="0.247cm" style:contextual-spacing="false" fo:line-height="114%"/>
      <style:text-properties fo:font-size="30pt" fo:font-style="italic" fo:font-weight="bold" officeooo:paragraph-rsid="0003ce4a" style:font-size-asian="30pt" style:font-style-asian="italic" style:font-weight-asian="bold" style:font-size-complex="30pt" style:font-style-complex="italic" style:font-weight-complex="bold"/>
    </style:style>
    <style:style style:name="P3" style:family="paragraph" style:parent-style-name="Text_20_body">
      <style:text-properties fo:font-size="30pt" fo:font-style="italic" fo:font-weight="bold" officeooo:paragraph-rsid="0003ce4a" style:font-size-asian="30pt" style:font-style-asian="italic" style:font-weight-asian="bold" style:font-size-complex="30pt" style:font-style-complex="italic" style:font-weight-complex="bold"/>
    </style:style>
    <style:style style:name="P4" style:family="paragraph" style:parent-style-name="Text_20_body">
      <style:text-properties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P5" style:family="paragraph" style:parent-style-name="Heading">
      <style:paragraph-properties fo:text-align="center" style:justify-single-word="false"/>
      <style:text-properties fo:color="#000000" loext:opacity="100%"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P6" style:family="paragraph" style:parent-style-name="Text_20_body">
      <style:paragraph-properties fo:text-align="center" style:justify-single-word="false"/>
      <style:text-properties fo:color="#000000" loext:opacity="100%"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line-height="114%" fo:text-align="center" style:justify-single-word="false" fo:text-indent="0cm" style:auto-text-indent="false"/>
      <style:text-properties style:font-name="Google Sans" fo:font-size="30pt" fo:font-style="italic" fo:font-weight="bold" officeooo:rsid="0003cbf8" officeooo:paragraph-rsid="0003cbf8" style:font-size-asian="30pt" style:font-style-asian="italic" style:font-weight-asian="bold" style:font-size-complex="30pt" style:font-style-complex="italic" style:font-weight-complex="bold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line-height="114%" fo:text-align="center" style:justify-single-word="false" fo:text-indent="0cm" style:auto-text-indent="false"/>
      <style:text-properties style:font-name="Google Sans" fo:font-size="10pt" fo:font-style="italic" style:text-underline-style="solid" style:text-underline-width="auto" style:text-underline-color="font-color" fo:font-weight="bold" officeooo:rsid="0003cbf8" officeooo:paragraph-rsid="0003cbf8" style:font-size-asian="8.75pt" style:font-style-asian="italic" style:font-weight-asian="bold" style:font-size-complex="10pt" style:font-style-complex="italic" style:font-weight-complex="bold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margin-left="0cm" fo:margin-right="0cm" fo:margin-top="0cm" fo:margin-bottom="0.247cm" style:contextual-spacing="false" fo:line-height="114%" fo:text-align="center" style:justify-single-word="false" fo:text-indent="0cm" style:auto-text-indent="false"/>
      <style:text-properties style:font-name="Google Sans" fo:font-size="10pt" fo:font-style="italic" fo:font-weight="bold" officeooo:rsid="0003cbf8" officeooo:paragraph-rsid="0003cbf8" style:font-size-asian="8.75pt" style:font-style-asian="italic" style:font-weight-asian="bold" style:font-size-complex="10pt" style:font-style-complex="italic" style:font-weight-complex="bold"/>
    </style:style>
    <style:style style:name="P13" style:family="paragraph" style:parent-style-name="Text_20_body">
      <style:paragraph-properties fo:margin-left="0cm" fo:margin-right="0cm" fo:margin-top="0cm" fo:margin-bottom="0.247cm" style:contextual-spacing="false" fo:line-height="114%" fo:text-align="center" style:justify-single-word="false" fo:text-indent="0cm" style:auto-text-indent="false"/>
      <style:text-properties style:font-name="Google Sans Text" officeooo:paragraph-rsid="0003cbf8"/>
    </style:style>
    <style:style style:name="P14" style:family="paragraph" style:parent-style-name="Heading_20_1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15" style:family="paragraph" style:parent-style-name="Heading_20_2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16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17" style:family="paragraph" style:parent-style-name="Preformatted_20_Text">
      <style:paragraph-properties fo:margin-left="0cm" fo:margin-right="0cm" fo:margin-top="0cm" fo:margin-bottom="0cm" style:contextual-spacing="false" fo:line-height="114%" fo:text-indent="0cm" style:auto-text-indent="false"/>
      <style:text-properties style:font-name="Google Sans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19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20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21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22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23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"/>
    </style:style>
    <style:style style:name="P24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weight="bold"/>
    </style:style>
    <style:style style:name="P25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26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"/>
    </style:style>
    <style:style style:name="P27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"/>
    </style:style>
    <style:style style:name="P28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style="italic"/>
    </style:style>
    <style:style style:name="P29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30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"/>
    </style:style>
    <style:style style:name="P31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"/>
    </style:style>
    <style:style style:name="T1" style:family="text">
      <style:text-properties fo:color="#dddddd" loext:opacity="100%"/>
    </style:style>
    <style:style style:name="T2" style:family="text">
      <style:text-properties officeooo:rsid="0003ce4a"/>
    </style:style>
    <style:style style:name="T3" style:family="text">
      <style:text-properties fo:font-style="italic"/>
    </style:style>
    <style:style style:name="T4" style:family="text">
      <style:text-properties style:font-name="Google Sans Text"/>
    </style:style>
    <style:style style:name="T5" style:family="text">
      <style:text-properties style:font-name="Google Sans Text" fo:font-weight="bold"/>
    </style:style>
    <style:style style:name="T6" style:family="text">
      <style:text-properties fo:font-weight="bold"/>
    </style:style>
    <style:style style:name="Sect1" style:family="section">
      <style:section-properties fo:background-color="transparent" style:editable="false">
        <style:columns fo:column-count="1" fo:column-gap="0cm"/>
        <style:background-image xlink:href="Pictures/100000000000078000000438A976BA87.jpg" xlink:type="simple" xlink:actuate="onLoad" style:repeat="stretch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/>
      <text:p text:style-name="P4"/>
      <text:p text:style-name="P5"><text:bookmark-start text:name="__RefHeading___Toc8_2565558431"/>📚 Índice: Manual de Colaboración Git &amp; Laravel<text:bookmark-end text:name="__RefHeading___Toc8_2565558431"/></text:p>
      <text:p text:style-name="P6"/>
      <text:p text:style-name="P7">ÍNDICE</text:p>
      <text:p text:style-name="P8"/>
      <text:table-of-content text:style-name="Sect1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"><text:a xlink:type="simple" xlink:href="#__RefHeading___Toc10_2565558431" office:name="🚀 Guía de Git para ZoneTech (Andrés &amp; Carolina)" text:style-name="Index_20_Link" text:visited-style-name="Index_20_Link"><text:span text:style-name="T1">🚀 Guía de Git para ZoneTech (Andrés &amp; Carolina)<text:tab/>2</text:span></text:a></text:p>
          <text:p text:style-name="P10"><text:a xlink:type="simple" xlink:href="#__RefHeading___Toc12_2565558431" office:name="1. Configuración del Nombre" text:style-name="Index_20_Link" text:visited-style-name="Index_20_Link"><text:span text:style-name="T1">1. Configuración del Nombre<text:tab/>2</text:span></text:a></text:p>
          <text:p text:style-name="P10"><text:a xlink:type="simple" xlink:href="#__RefHeading___Toc14_2565558431" office:name="2. Comandos de Supervivencia (Uso diario)" text:style-name="Index_20_Link" text:visited-style-name="Index_20_Link"><text:span text:style-name="T1">2. Comandos de Supervivencia (Uso diario)<text:tab/>2</text:span></text:a></text:p>
          <text:p text:style-name="P10"><text:a xlink:type="simple" xlink:href="#__RefHeading___Toc16_2565558431" office:name="3. El Flujo de Trabajo Seguro (Paso a Paso)" text:style-name="Index_20_Link" text:visited-style-name="Index_20_Link"><text:span text:style-name="T1">3. El Flujo de Trabajo Seguro (Paso a Paso)<text:tab/>2</text:span></text:a></text:p>
          <text:p text:style-name="P11"><text:a xlink:type="simple" xlink:href="#__RefHeading___Toc18_2565558431" office:name="Fase A: Preparar el día" text:style-name="Index_20_Link" text:visited-style-name="Index_20_Link"><text:span text:style-name="T1">Fase A: Preparar el día<text:tab/>2</text:span></text:a></text:p>
          <text:p text:style-name="P11"><text:a xlink:type="simple" xlink:href="#__RefHeading___Toc20_2565558431" office:name="Fase B: Trabajar" text:style-name="Index_20_Link" text:visited-style-name="Index_20_Link"><text:span text:style-name="T1">Fase B: Trabajar<text:tab/>2</text:span></text:a></text:p>
          <text:p text:style-name="P11"><text:a xlink:type="simple" xlink:href="#__RefHeading___Toc22_2565558431" office:name="Fase C: Guardar y Subir" text:style-name="Index_20_Link" text:visited-style-name="Index_20_Link"><text:span text:style-name="T1">Fase C: Guardar y Subir<text:tab/>2</text:span></text:a></text:p>
          <text:p text:style-name="P10"><text:a xlink:type="simple" xlink:href="#__RefHeading___Toc24_2565558431" office:name="4. Cómo unir las ramas (En GitHub)" text:style-name="Index_20_Link" text:visited-style-name="Index_20_Link"><text:span text:style-name="T1">4. Cómo unir las ramas (En GitHub)<text:tab/>3</text:span></text:a></text:p>
          <text:p text:style-name="P10"><text:a xlink:type="simple" xlink:href="#__RefHeading___Toc26_2565558431" office:name="⚠️ ¿Qué hacer si &quot;la cagas&quot;? (Emergencias)" text:style-name="Index_20_Link" text:visited-style-name="Index_20_Link"><text:span text:style-name="T1">⚠️ ¿Qué hacer si "la cagas"? (Emergencias)<text:tab/>3</text:span></text:a></text:p>
        </text:index-body>
      </text:table-of-conten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2"/>
      <text:h text:style-name="P14" text:outline-level="1"><text:bookmark-start text:name="__RefHeading___Toc10_2565558431"/><text:soft-page-break/>🚀 Guía de Git para ZoneTech (Andrés &amp; Carolina)<text:bookmark-end text:name="__RefHeading___Toc10_2565558431"/></text:h>
      <text:h text:style-name="P15" text:outline-level="2"><text:bookmark-start text:name="__RefHeading___Toc12_2565558431"/><text:span text:style-name="T2">1</text:span>. Configuración del Nombre<text:bookmark-end text:name="__RefHeading___Toc12_2565558431"/></text:h>
      <text:p text:style-name="P16"><text:span text:style-name="T3">Antes de empezar, identifica tus cambios en el historial:</text:span></text:p>
      <text:p text:style-name="P17"><text:span text:style-name="Source_20_Text"><text:span text:style-name="T4">git config --global user.name "Tu Nombre"</text:span></text:span></text:p>
      <text:p text:style-name="P17"><text:span text:style-name="Source_20_Text"><text:span text:style-name="T4">git config --global user.email "</text:span></text:span><text:a xlink:type="simple" xlink:href="mailto:tu@email.com" text:style-name="Internet_20_link" text:visited-style-name="Visited_20_Internet_20_Link"><text:span text:style-name="Source_20_Text"><text:span text:style-name="T4">tu@email.com</text:span></text:span></text:a><text:span text:style-name="Source_20_Text"><text:span text:style-name="T4">”</text:span></text:span></text:p>
      <text:p text:style-name="P17"><text:span text:style-name="Source_20_Text"><text:span text:style-name="T4"/></text:span></text:p>
      <text:h text:style-name="P15" text:outline-level="2"><text:bookmark-start text:name="__RefHeading___Toc14_2565558431"/><text:span text:style-name="T2">2</text:span>. Comandos de Supervivencia (Uso diario)<text:bookmark-end text:name="__RefHeading___Toc14_2565558431"/>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18"><text:span text:style-name="Strong_20_Emphasis"><text:span text:style-name="T4">Acción</text:span></text:span></text:p>
            </table:table-cell>
            <table:table-cell table:style-name="Tabla1.A1" office:value-type="string">
              <text:p text:style-name="P18"><text:span text:style-name="Strong_20_Emphasis"><text:span text:style-name="T4">Comando</text:span></text:span></text:p>
            </table:table-cell>
            <table:table-cell table:style-name="Tabla1.A1" office:value-type="string">
              <text:p text:style-name="P18"><text:span text:style-name="Strong_20_Emphasis"><text:span text:style-name="T4">¿Cuándo usarlo?</text:span></text:span></text:p>
            </table:table-cell>
          </table:table-row>
        </table:table-header-rows>
        <table:table-row>
          <table:table-cell table:style-name="Tabla1.A1" office:value-type="string">
            <text:p text:style-name="P19">Bajar cambios</text:p>
          </table:table-cell>
          <table:table-cell table:style-name="Tabla1.A1" office:value-type="string">
            <text:p text:style-name="P20"><text:span text:style-name="Source_20_Text"><text:span text:style-name="T4">git pull origin main</text:span></text:span></text:p>
          </table:table-cell>
          <table:table-cell table:style-name="Tabla1.A1" office:value-type="string">
            <text:p text:style-name="P21">Siempre antes de empezar a programar.</text:p>
          </table:table-cell>
        </table:table-row>
        <table:table-row>
          <table:table-cell table:style-name="Tabla1.A1" office:value-type="string">
            <text:p text:style-name="P19">Ver estado</text:p>
          </table:table-cell>
          <table:table-cell table:style-name="Tabla1.A1" office:value-type="string">
            <text:p text:style-name="P20"><text:span text:style-name="Source_20_Text"><text:span text:style-name="T4">git status</text:span></text:span></text:p>
          </table:table-cell>
          <table:table-cell table:style-name="Tabla1.A1" office:value-type="string">
            <text:p text:style-name="P21">Para saber qué archivos has modificado.</text:p>
          </table:table-cell>
        </table:table-row>
        <table:table-row>
          <table:table-cell table:style-name="Tabla1.A1" office:value-type="string">
            <text:p text:style-name="P19">Guardar todo</text:p>
          </table:table-cell>
          <table:table-cell table:style-name="Tabla1.A1" office:value-type="string">
            <text:p text:style-name="P20"><text:span text:style-name="Source_20_Text"><text:span text:style-name="T4">git add .</text:span></text:span></text:p>
          </table:table-cell>
          <table:table-cell table:style-name="Tabla1.A1" office:value-type="string">
            <text:p text:style-name="P21">Cuando terminas una pequeña tarea.</text:p>
          </table:table-cell>
        </table:table-row>
        <table:table-row>
          <table:table-cell table:style-name="Tabla1.A1" office:value-type="string">
            <text:p text:style-name="P19">Poner nota</text:p>
          </table:table-cell>
          <table:table-cell table:style-name="Tabla1.A1" office:value-type="string">
            <text:p text:style-name="P20"><text:span text:style-name="Source_20_Text"><text:span text:style-name="T4">git commit -m "..."</text:span></text:span></text:p>
          </table:table-cell>
          <table:table-cell table:style-name="Tabla1.A1" office:value-type="string">
            <text:p text:style-name="P21">Para dejar registro de qué has hecho.</text:p>
          </table:table-cell>
        </table:table-row>
        <table:table-row>
          <table:table-cell table:style-name="Tabla1.A1" office:value-type="string">
            <text:p text:style-name="P19">Subir nube</text:p>
          </table:table-cell>
          <table:table-cell table:style-name="Tabla1.A1" office:value-type="string">
            <text:p text:style-name="P20"><text:span text:style-name="Source_20_Text"><text:span text:style-name="T4">git push origin Andres</text:span></text:span></text:p>
          </table:table-cell>
          <table:table-cell table:style-name="Tabla1.A1" office:value-type="string">
            <text:p text:style-name="P21">Para que tu compañero vea tu trabajo.</text:p>
          </table:table-cell>
        </table:table-row>
      </table:table>
      <text:h text:style-name="P15" text:outline-level="2"/>
      <text:h text:style-name="P15" text:outline-level="2"><text:bookmark-start text:name="__RefHeading___Toc16_2565558431"/><text:span text:style-name="T2">3</text:span>. El Flujo de Trabajo Seguro (Paso a Paso)<text:bookmark-end text:name="__RefHeading___Toc16_2565558431"/></text:h>
      <text:h text:style-name="P22" text:outline-level="3"><text:bookmark-start text:name="__RefHeading___Toc18_2565558431"/>Fase A: Preparar el día<text:bookmark-end text:name="__RefHeading___Toc18_2565558431"/></text:h>
      <text:list text:style-name="L1">
        <text:list-item>
          <text:p text:style-name="P23"><text:span text:style-name="T4">Asegúrate de estar en tu rama: </text:span><text:span text:style-name="Source_20_Text"><text:span text:style-name="T4">git checkout Andres</text:span></text:span></text:p>
        </text:list-item>
        <text:list-item>
          <text:p text:style-name="P24">Sincronización:</text:p>
          <text:list>
            <text:list-item>
              <text:p text:style-name="P23"><text:span text:style-name="Source_20_Text"><text:span text:style-name="T4">git checkout main</text:span></text:span></text:p>
            </text:list-item>
            <text:list-item>
              <text:p text:style-name="P23"><text:span text:style-name="Source_20_Text"><text:span text:style-name="T4">git pull origin main</text:span></text:span></text:p>
            </text:list-item>
            <text:list-item>
              <text:p text:style-name="P23"><text:span text:style-name="Source_20_Text"><text:span text:style-name="T4">git checkout Andres</text:span></text:span></text:p>
            </text:list-item>
            <text:list-item>
              <text:p text:style-name="P23"><text:span text:style-name="Source_20_Text"><text:span text:style-name="T4">git merge main</text:span></text:span></text:p>
            </text:list-item>
          </text:list>
        </text:list-item>
      </text:list>
      <text:h text:style-name="P22" text:outline-level="3"><text:bookmark-start text:name="__RefHeading___Toc20_2565558431"/>Fase B: Trabajar<text:bookmark-end text:name="__RefHeading___Toc20_2565558431"/></text:h>
      <text:list text:style-name="L2">
        <text:list-item>
          <text:p text:style-name="P25">Programas en Laravel.</text:p>
        </text:list-item>
        <text:list-item>
          <text:p text:style-name="P26"><text:span text:style-name="T5">Regla de Oro:</text:span><text:span text:style-name="T4"> Si vas a tocar un archivo crítico (ej. </text:span><text:span text:style-name="Source_20_Text"><text:span text:style-name="T4">web.php</text:span></text:span><text:span text:style-name="T4">), avisa por WhatsApp para evitar choques.</text:span></text:p>
        </text:list-item>
      </text:list>
      <text:h text:style-name="P22" text:outline-level="3"><text:bookmark-start text:name="__RefHeading___Toc22_2565558431"/>Fase C: Guardar y Subir<text:bookmark-end text:name="__RefHeading___Toc22_2565558431"/></text:h>
      <text:list text:style-name="L3">
        <text:list-item>
          <text:p text:style-name="P27"><text:span text:style-name="Source_20_Text"><text:span text:style-name="T4">git add .</text:span></text:span></text:p>
        </text:list-item>
        <text:list-item>
          <text:p text:style-name="P27"><text:span text:style-name="Source_20_Text"><text:span text:style-name="T4">git commit -m "He creado la vista de contacto"</text:span></text:span></text:p>
        </text:list-item>
        <text:list-item>
          <text:p text:style-name="P27"><text:soft-page-break/><text:span text:style-name="Source_20_Text"><text:span text:style-name="T4">git push origin Andres</text:span></text:span></text:p>
        </text:list-item>
      </text:list>
      <text:h text:style-name="P15" text:outline-level="2"><text:bookmark-start text:name="__RefHeading___Toc24_2565558431"/><text:span text:style-name="T2">4</text:span>. Cómo unir las ramas (En GitHub)<text:bookmark-end text:name="__RefHeading___Toc24_2565558431"/></text:h>
      <text:p text:style-name="P28">Recomendado vía web para evitar errores:</text:p>
      <text:list text:style-name="L4">
        <text:list-item>
          <text:p text:style-name="P29">Entra en tu repo en GitHub.</text:p>
        </text:list-item>
        <text:list-item>
          <text:p text:style-name="P29">Clic en <text:span text:style-name="T6">"Compare &amp; Pull Request"</text:span>.</text:p>
        </text:list-item>
        <text:list-item>
          <text:p text:style-name="P30"><text:span text:style-name="T4">Revisa la dirección: </text:span><text:span text:style-name="Source_20_Text"><text:span text:style-name="T4">base: main</text:span></text:span><text:span text:style-name="T4"> ← </text:span><text:span text:style-name="Source_20_Text"><text:span text:style-name="T4">compare: Andres</text:span></text:span><text:span text:style-name="T4">.</text:span></text:p>
        </text:list-item>
        <text:list-item>
          <text:p text:style-name="P29">Clic en <text:span text:style-name="T6">"Create Pull Request"</text:span>.</text:p>
        </text:list-item>
        <text:list-item>
          <text:p text:style-name="P29">Si no hay conflictos: <text:span text:style-name="T6">"Merge Pull Request"</text:span>.</text:p>
        </text:list-item>
      </text:list>
      <text:h text:style-name="P15" text:outline-level="2"><text:bookmark-start text:name="__RefHeading___Toc26_2565558431"/>⚠️ ¿Qué hacer si "la cagas"? (Emergencias)<text:bookmark-end text:name="__RefHeading___Toc26_2565558431"/></text:h>
      <text:list text:style-name="L5">
        <text:list-item>
          <text:p text:style-name="P31"><text:span text:style-name="T5">Escribí en </text:span><text:span text:style-name="Source_20_Text"><text:span text:style-name="T5">main</text:span></text:span><text:span text:style-name="T5"> por error:</text:span><text:span text:style-name="T4"> No hagas commit. Escribe </text:span><text:span text:style-name="Source_20_Text"><text:span text:style-name="T4">git checkout Andres</text:span></text:span><text:span text:style-name="T4"> y los cambios "viajarán" contigo a tu rama.</text:span></text:p>
        </text:list-item>
        <text:list-item>
          <text:p text:style-name="P31"><text:span text:style-name="T5">Error de "Conflict":</text:span><text:span text:style-name="T4"> Abre el archivo. Verás marcas </text:span><text:span text:style-name="Source_20_Text"><text:span text:style-name="T4">&lt;&lt;&lt;&lt; HEAD</text:span></text:span><text:span text:style-name="T4">. Borra la versión que no quieras, limpia las marcas, guarda y haz </text:span><text:span text:style-name="Source_20_Text"><text:span text:style-name="T4">git add .</text:span></text:span><text:span text:style-name="T4"> + </text:span><text:span text:style-name="Source_20_Text"><text:span text:style-name="T4">git commit</text:span></text:span><text:span text:style-name="T4">.</text:span></text:p>
        </text:list-item>
        <text:list-item>
          <text:p text:style-name="P31"><text:span text:style-name="T5">Borré algo por error:</text:span><text:span text:style-name="T4"> </text:span><text:span text:style-name="Source_20_Text"><text:span text:style-name="T4">git checkout -- nombre-del-archivo.php</text:span></text:span><text:span text:style-name="T4"> para restaurarlo al último guardad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4T22:49:56.044646900</meta:creation-date>
    <dc:date>2025-12-24T23:11:31.801833800</dc:date>
    <meta:editing-duration>PT11M13S</meta:editing-duration>
    <meta:editing-cycles>3</meta:editing-cycles>
    <meta:generator>LibreOffice/25.8.3.2$Windows_X86_64 LibreOffice_project/8ca8d55c161d602844f5428fa4b58097424e324e</meta:generator>
    <meta:print-date>2025-12-24T23:09:07.808973900</meta:print-date>
    <meta:printed-by>Archivos PDF</meta:printed-by>
    <meta:document-statistic meta:table-count="1" meta:image-count="0" meta:object-count="0" meta:page-count="3" meta:paragraph-count="61" meta:word-count="390" meta:character-count="2101" meta:non-whitespace-character-count="1793"/>
  </office:meta>
</office:document-meta>
</file>